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text-properties style:use-window-font-color="true"/>
    </style:style>
    <style:style style:name="P10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11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style:use-window-font-color="true" fo:font-family="Consolas" style:font-pitch="fixed" fo:font-size="15pt" style:font-size-asian="15pt" style:font-size-complex="15pt"/>
    </style:style>
    <style:style style:name="T5" style:family="text">
      <style:text-properties style:use-window-font-color="true" fo:font-family="Abscissa" style:font-pitch="variable"/>
    </style:style>
    <style:style style:name="T6" style:family="text">
      <style:text-properties style:use-window-font-color="true" fo:font-family="Consola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Integrating WebKi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Introducing WebKit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pen Source Browser Rendering Engine</text:span></text:p>
              </text:list-item>
              <text:list-item>
                <text:p text:style-name="P5"><text:span text:style-name="T2">Applications Using WebKit</text:span></text:p>
                <text:list>
                  <text:list-item>
                    <text:p text:style-name="P5"><text:span text:style-name="T2">Apple Safari</text:span></text:p>
                  </text:list-item>
                  <text:list-item>
                    <text:p text:style-name="P5"><text:span text:style-name="T2">Adobe AIR</text:span></text:p>
                  </text:list-item>
                  <text:list-item>
                    <text:p text:style-name="P5"><text:span text:style-name="T2">Google Chrome</text:span></text:p>
                  </text:list-item>
                  <text:list-item>
                    <text:p text:style-name="P5"><text:span text:style-name="T2">Apple iPhone</text:span></text:p>
                  </text:list-item>
                  <text:list-item>
                    <text:p text:style-name="P5"><text:span text:style-name="T2">Androi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asic WebView Integration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Put a WebView widget in your layout</text:span></text:p>
                <text:list>
                  <text:list-item>
                    <text:p text:style-name="P5"><text:span text:style-name="T2">Assign it an </text:span><text:span text:style-name="T3">android:id</text:span></text:p>
                  </text:list-item>
                </text:list>
              </text:list-item>
              <text:list-item>
                <text:p text:style-name="P5"><text:span text:style-name="T2">Get the WebView in your activity</text:span></text:p>
              </text:list-item>
              <text:list-item>
                <text:p text:style-name="P5"><text:span text:style-name="T2">Configure the WebView</text:span></text:p>
              </text:list-item>
              <text:list-item>
                <text:p text:style-name="P5"><text:span text:style-name="T2">Tell WebView what to load</text:span></text:p>
                <text:list>
                  <text:list-item>
                    <text:p text:style-name="P5"><text:span text:style-name="T3">loadUrl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JavaScript and WebView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JavaScript disabled by default!</text:span></text:p>
              </text:list-item>
              <text:list-item>
                <text:p text:style-name="P5"><text:span text:style-name="T2">Common hiccup: cannot see Google home page</text:span></text:p>
              </text:list-item>
              <text:list-item>
                <text:p text:style-name="P5"><text:span text:style-name="T2">Solution</text:span></text:p>
                <text:list>
                  <text:list-item>
                    <text:p text:style-name="P5"><text:span text:style-name="T2">Get the WebSettings from WebView via </text:span><text:span text:style-name="T3">getSettings()</text:span></text:p>
                  </text:list-item>
                  <text:list-item>
                    <text:p text:style-name="P5"><text:span text:style-name="T2">Call </text:span><text:span text:style-name="T3">setJavaScriptEnabled(true);</text:span><text:span text:style-name="T3"><text:line-break/></text:span><text:span text:style-name="T2">on WebSetting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View Page Event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Goal: be notified of key events in page lifecycle</text:span></text:p>
              </text:list-item>
              <text:list-item>
                <text:p text:style-name="P5"><text:span text:style-name="T2">To Receive Page Events</text:span></text:p>
                <text:list>
                  <text:list-item>
                    <text:p text:style-name="P5"><text:span text:style-name="T2">Create a WebViewClient implementation</text:span></text:p>
                  </text:list-item>
                  <text:list-item>
                    <text:p text:style-name="P5"><text:span text:style-name="T2">Register it with WebView via </text:span><text:span text:style-name="T3">setWebViewClient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View Page Event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ommon Events</text:span></text:p>
                <text:list>
                  <text:list-item>
                    <text:p text:style-name="P5"><text:span text:style-name="T3">onPageFinished()</text:span><text:span text:style-name="T2">: called when page is fully loaded and rendered in the browser</text:span></text:p>
                  </text:list-item>
                  <text:list-item>
                    <text:p text:style-name="P5"><text:span text:style-name="T3">shouldOverrideUrlLoading()</text:span></text:p>
                    <text:list>
                      <text:list-item>
                        <text:p text:style-name="P5"><text:span text:style-name="T2">Called when user clicks a link</text:span></text:p>
                      </text:list-item>
                      <text:list-item>
                        <text:p text:style-name="P5"><text:span text:style-name="T2">Return </text:span><text:span text:style-name="T3">true</text:span><text:span text:style-name="T2"> if you want to handle the link,</text:span><text:span text:style-name="T2"><text:line-break/></text:span><text:span text:style-name="T3">false</text:span><text:span text:style-name="T2"> otherwise</text:span></text:p>
                      </text:list-item>
                      <text:list-item>
                        <text:p text:style-name="P5"><text:span text:style-name="T2">Often used for handling links to static</text:span><text:span text:style-name="T2"><text:line-break/></text:span><text:span text:style-name="T2">cont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File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ption #1: file:/// URL to Local Path</text:span></text:p>
                <text:list>
                  <text:list-item>
                    <text:p text:style-name="P9"><text:span text:style-name="T4">loadUrl("file://"+new File(getFilesDir(), "index.html").getAbsolutePath());</text:span></text:p>
                  </text:list-item>
                  <text:list-item>
                    <text:p text:style-name="P9"><text:span text:style-name="T2">May not work in older versions of Android</text:span></text:p>
                  </text:list-item>
                </text:list>
              </text:list-item>
              <text:list-item>
                <text:p text:style-name="P5"><text:span text:style-name="T2">Option #2: </text:span><text:span text:style-name="T2"><text:a xlink:href="../../../../../../../../android_asset">file:///android_asset</text:a></text:span></text:p>
                <text:list>
                  <text:list-item>
                    <text:p text:style-name="P9"><text:span text:style-name="T2">Create assets/ directory in root of project tree</text:span></text:p>
                  </text:list-item>
                  <text:list-item>
                    <text:p text:style-name="P9"><text:span text:style-name="T2">Anything in there is referenced at runtime</text:span><text:span text:style-name="T2"><text:line-break/></text:span><text:span text:style-name="T2">via above URL prefix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Files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ption #3: </text:span><text:span text:style-name="T3">loadData()</text:span></text:p>
                <text:list>
                  <text:list-item>
                    <text:p text:style-name="P5"><text:span text:style-name="T2">You supply actual HTML to display</text:span></text:p>
                  </text:list-item>
                  <text:list-item>
                    <text:p text:style-name="P5"><text:span text:style-name="T2">Or </text:span><text:span text:style-name="T3">loadDataWithBaseURL()</text:span></text:p>
                    <text:list>
                      <text:list-item>
                        <text:p text:style-name="P9"><text:span text:style-name="T2">Supply base URL for resolving path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Content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ption #4: ContentProvider</text:span></text:p>
                <text:list>
                  <text:list-item>
                    <text:p text:style-name="P5"><text:span text:style-name="T2">ContentProvider can return files as well as columnar data</text:span></text:p>
                  </text:list-item>
                  <text:list-item>
                    <text:p text:style-name="P5"><text:span text:style-name="T2">Can use </text:span><text:span text:style-name="T3">content://</text:span><text:span text:style-name="T2"> scheme for the ContentProvider</text:span></text:p>
                    <text:p text:style-name="P5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Loading Local Content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ption #5: Embed a Web Server</text:span></text:p>
                <text:list>
                  <text:list-item>
                    <text:p text:style-name="P5"><text:span text:style-name="T2">Tiny Java Web servers abound</text:span></text:p>
                  </text:list-item>
                  <text:list-item>
                    <text:p text:style-name="P5"><text:span text:style-name="T2">Find one, port to Java, embed in service, use to serve local content</text:span></text:p>
                  </text:list-item>
                  <text:list-item>
                    <text:p text:style-name="P5"><text:span text:style-name="T2">Example: NanoHTTP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 from JavaScript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s to Implement: Java Side</text:span></text:p>
                <text:list>
                  <text:list-item>
                    <text:p text:style-name="P5"><text:span text:style-name="T2">Implement some object whose methods should be exposed to JavaScript</text:span></text:p>
                    <text:list>
                      <text:list-item>
                        <text:p text:style-name="P5"><text:span text:style-name="T2">Simple types definitely supported</text:span></text:p>
                      </text:list-item>
                      <text:list-item>
                        <text:p text:style-name="P5"><text:span text:style-name="T2">Watch thread safety!</text:span></text:p>
                      </text:list-item>
                    </text:list>
                  </text:list-item>
                  <text:list-item>
                    <text:p text:style-name="P5"><text:span text:style-name="T2">Call </text:span><text:span text:style-name="T3">addJavascriptInterface()</text:span><text:span text:style-name="T2"> with JS “namespace” and object you creat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 from JavaScript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Steps to Implement: JavaScript Side</text:span></text:p>
                <text:list>
                  <text:list-item>
                    <text:p text:style-name="P5"><text:span text:style-name="T2">Craft a Web page with JavaScript</text:span></text:p>
                  </text:list-item>
                  <text:list-item>
                    <text:p text:style-name="P5"><text:span text:style-name="T2">Have JavaScript call methods on your object using the namespace</text:span></text:p>
                    <text:list>
                      <text:list-item>
                        <text:p text:style-name="P5"><text:span text:style-name="T3">namespace.methodname(parm1, parm2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Script from Java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onstruct JavaScript call as a String</text:span></text:p>
                <text:list>
                  <text:list-item>
                    <text:p text:style-name="P5"><text:span text:style-name="T3">“</text:span><text:span text:style-name="T3">updatePosition(-113, 43);”</text:span></text:p>
                  </text:list-item>
                </text:list>
              </text:list-item>
              <text:list-item>
                <text:p text:style-name="P5"><text:span text:style-name="T2">Invoke using the </text:span><text:span text:style-name="T3">javascript:</text:span><text:span text:style-name="T2"> URL prefix</text:span></text:p>
                <text:list>
                  <text:list-item>
                    <text:p text:style-name="P5"><text:span text:style-name="T6">loadUrl(“javascript:updatePosition(-113, 43);”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lling JavaScript from Java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Limitations</text:span></text:p>
                <text:list>
                  <text:list-item>
                    <text:p text:style-name="P5"><text:span text:style-name="T2">Cannot reference Java-side data except by embedding in string</text:span></text:p>
                  </text:list-item>
                  <text:list-item>
                    <text:p text:style-name="P5"><text:span text:style-name="T2">Cannot get any data back this way</text:span></text:p>
                    <text:list>
                      <text:list-item>
                        <text:p text:style-name="P9"><text:span text:style-name="T2">Workaround: call an interface you injected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Web Development Framework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lternatives to Java-based app development</text:span></text:p>
              </text:list-item>
              <text:list-item>
                <text:p text:style-name="P5"><text:span text:style-name="T2">Allow creation of apps using HTML, JS, CSS</text:span></text:p>
              </text:list-item>
              <text:list-item>
                <text:p text:style-name="P5"><text:span text:style-name="T2">Some Current Frameworks</text:span></text:p>
                <text:list>
                  <text:list-item>
                    <text:p text:style-name="P5"><text:span text:style-name="T2">PhoneGap</text:span></text:p>
                  </text:list-item>
                  <text:list-item>
                    <text:p text:style-name="P5"><text:span text:style-name="T2">Rhodes</text:span></text:p>
                    <text:list>
                      <text:list-item>
                        <text:p text:style-name="P9"><text:span text:style-name="T2">Adds Ruby and a Rails-esque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Other WebView Features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etDownloadListener()</text:span></text:p>
                <text:list>
                  <text:list-item>
                    <text:p text:style-name="P5"><text:span text:style-name="T2">Allows you to handle unrecognized content types</text:span></text:p>
                  </text:list-item>
                </text:list>
              </text:list-item>
              <text:list-item>
                <text:p text:style-name="P5"><text:span text:style-name="T3">setWebChromeClient()</text:span></text:p>
                <text:list>
                  <text:list-item>
                    <text:p text:style-name="P5"><text:span text:style-name="T2">Used to handle things that affect UI outside the boundaries of the actual viewport</text:span></text:p>
                    <text:list>
                      <text:list-item>
                        <text:p text:style-name="P5"><text:span text:style-name="T3">onCreateWindow()</text:span></text:p>
                      </text:list-item>
                      <text:list-item>
                        <text:p text:style-name="P5"><text:span text:style-name="T3">onJSAlert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9T08:47:46</dc:date>
    <meta:printed-by>Mark Murphy</meta:printed-by>
    <meta:print-date>2011-08-19T08:47:26</meta:print-date>
    <dc:language>en-US</dc:language>
    <meta:editing-cycles>42</meta:editing-cycles>
    <meta:editing-duration>PT3H6M4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